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5.364cm"/>
    </style:style>
    <style:style style:name="co4" style:family="table-column">
      <style:table-column-properties fo:break-before="auto" style:column-width="0.272cm"/>
    </style:style>
    <style:style style:name="co5" style:family="table-column">
      <style:table-column-properties fo:break-before="auto" style:column-width="0.788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6.971cm"/>
    </style:style>
    <style:style style:name="co8" style:family="table-column">
      <style:table-column-properties fo:break-before="auto" style:column-width="2.477cm"/>
    </style:style>
    <style:style style:name="co9" style:family="table-column">
      <style:table-column-properties fo:break-before="auto" style:column-width="0.7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fo:color="#ff3333" style:font-name="Liberation Sans" fo:font-weight="bold" style:font-name-asian="Droid Sans Fallback" style:font-weight-asian="bold" style:font-name-complex="FreeSans" style:font-weight-complex="bold"/>
    </style:style>
    <style:style style:name="ce2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color="#dd4814" fo:font-weight="bold" style:font-weight-asian="bold" style:font-weight-complex="bold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able-cell-properties fo:background-color="#ffcccc"/>
    </style:style>
    <style:style style:name="ce6" style:family="table-cell" style:parent-style-name="Default" style:data-style-name="N37"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color="#00cc00" fo:font-weight="bold" style:font-weight-asian="bold" style:font-weight-complex="bold"/>
    </style:style>
    <style:style style:name="ce9" style:family="table-cell" style:parent-style-name="Default">
      <style:table-cell-properties fo:background-color="#ffcccc" style:text-align-source="fix" style:repeat-content="false" fo:border="none"/>
      <style:paragraph-properties fo:text-align="center" fo:margin-left="0cm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cm"/>
      <style:text-properties fo:color="#00cc00" fo:font-weight="bold" style:font-weight-asian="bold" style:font-weight-complex="bold"/>
    </style:style>
    <style:style style:name="ce1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00cc00" fo:font-weight="bold" style:font-weight-asian="bold" style:font-weight-complex="bold"/>
    </style:style>
    <style:style style:name="ce12" style:family="table-cell" style:parent-style-name="Default">
      <style:table-cell-properties fo:background-color="#eeeeee" fo:border="0.06pt solid #000000"/>
      <style:text-properties fo:color="#00cc00"/>
    </style:style>
    <style:style style:name="ce13" style:family="table-cell" style:parent-style-name="Default">
      <style:table-cell-properties fo:background-color="#ffcccc"/>
    </style:style>
    <style:style style:name="ce14" style:family="table-cell" style:parent-style-name="Default">
      <style:table-cell-properties fo:background-color="#ccffcc"/>
    </style:style>
    <style:style style:name="ce15" style:family="table-cell" style:parent-style-name="Default">
      <style:table-cell-properties fo:background-color="#dddddd" fo:border="0.06pt solid #000000"/>
      <style:text-properties fo:color="#dd4814" fo:font-weight="bold" style:font-weight-asian="bold" style:font-weight-complex="bold"/>
    </style:style>
    <style:style style:name="ce16" style:family="table-cell" style:parent-style-name="Default">
      <style:table-cell-properties fo:background-color="#000000"/>
    </style:style>
    <style:style style:name="ce17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0000cc"/>
    </style:style>
    <style:style style:name="ce18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00cc"/>
    </style:style>
    <style:style style:name="ce19" style:family="table-cell" style:parent-style-name="Default">
      <style:table-cell-properties fo:background-color="#ffcccc"/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8"/>
        <table:table-column table:style-name="co1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1" table:visibility="collapse" table:number-columns-repeated="5" table:default-cell-style-name="Default"/>
        <table:table-column table:style-name="co5" table:default-cell-style-name="ce16"/>
        <table:table-column table:style-name="co1" table:default-cell-style-name="ce4"/>
        <table:table-column table:style-name="co6" table:default-cell-style-name="ce8"/>
        <table:table-column table:style-name="co1" table:default-cell-style-name="Default"/>
        <table:table-column table:style-name="co7" table:default-cell-style-name="Default"/>
        <table:table-column table:style-name="co1" table:visibility="collapse" table:number-columns-repeated="4" table:default-cell-style-name="Default"/>
        <table:table-column table:style-name="co8" table:visibility="collapse" table:default-cell-style-name="Default"/>
        <table:table-column table:style-name="co9" table:default-cell-style-name="ce16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Jaimin Modi- Trainee (Android)</text:p>
          </table:table-cell>
          <table:covered-table-cell table:number-columns-repeated="3" table:style-name="ce7"/>
          <table:table-cell table:style-name="ce7" table:number-columns-repeated="5"/>
          <table:table-cell table:number-columns-repeated="2"/>
          <table:table-cell table:style-name="ce1" office:value-type="string" calcext:value-type="string" table:number-columns-spanned="4" table:number-rows-spanned="1">
            <text:p>Satyarajsinh Zala- Trainee (Android)</text:p>
          </table:table-cell>
          <table:covered-table-cell table:style-name="Default"/>
          <table:covered-table-cell table:number-columns-repeated="2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9" table:number-rows-spanned="1">
            <text:p>TOTAL DAYS OF TRAINING</text:p>
          </table:table-cell>
          <table:covered-table-cell table:number-columns-repeated="8" table:style-name="ce7"/>
          <table:table-cell table:number-columns-repeated="2"/>
          <table:table-cell table:style-name="ce2" office:value-type="string" calcext:value-type="string" table:number-columns-spanned="9" table:number-rows-spanned="1">
            <text:p>TOTAL DAYS OF TRAINING</text:p>
          </table:table-cell>
          <table:covered-table-cell table:style-name="Default"/>
          <table:covered-table-cell table:number-columns-repeated="7"/>
          <table:table-cell table:number-columns-repeated="2"/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DAYS COUNT</text:p>
          </table:table-cell>
          <table:table-cell table:style-name="ce3" office:value-type="string" calcext:value-type="string">
            <text:p>Day</text:p>
          </table:table-cell>
          <table:table-cell table:style-name="ce15" office:value-type="string" calcext:value-type="string">
            <text:p>Description</text:p>
          </table:table-cell>
          <table:table-cell table:number-columns-repeated="7"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DAYS COUNT</text:p>
          </table:table-cell>
          <table:table-cell table:style-name="ce3" office:value-type="string" calcext:value-type="string">
            <text:p>Day</text:p>
          </table:table-cell>
          <table:table-cell table:style-name="ce15" office:value-type="string" calcext:value-type="string">
            <text:p>Description</text:p>
          </table:table-cell>
          <table:table-cell table:number-columns-repeated="7"/>
        </table:table-row>
        <table:table-row table:style-name="ro1">
          <table:table-cell office:value-type="date" office:date-value="2015-03-17" calcext:value-type="date">
            <text:p>17/03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6"/>
          <table:table-cell table:style-name="ce17"/>
          <table:table-cell office:value-type="date" office:date-value="2015-03-16" calcext:value-type="date">
            <text:p>16/03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3-18" calcext:value-type="date">
            <text:p>18/03/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3-17" calcext:value-type="date">
            <text:p>17/03/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3-19" calcext:value-type="date">
            <text:p>19/03/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3-18" calcext:value-type="date">
            <text:p>18/03/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3-20" calcext:value-type="date">
            <text:p>20/03/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3-19" calcext:value-type="date">
            <text:p>19/03/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3-23" calcext:value-type="date">
            <text:p>23/03/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3-20" calcext:value-type="date">
            <text:p>20/03/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3-24" calcext:value-type="date">
            <text:p>24/03/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3-23" calcext:value-type="date">
            <text:p>23/03/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3-25" calcext:value-type="date">
            <text:p>25/03/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3-24" calcext:value-type="date">
            <text:p>24/03/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3-26" calcext:value-type="date">
            <text:p>26/03/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3-25" calcext:value-type="date">
            <text:p>25/03/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3-27" calcext:value-type="date">
            <text:p>27/03/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3-26" calcext:value-type="date">
            <text:p>26/03/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3-30" calcext:value-type="date">
            <text:p>30/03/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3-27" calcext:value-type="date">
            <text:p>27/03/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3-31" calcext:value-type="date">
            <text:p>31/03/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3-30" calcext:value-type="date">
            <text:p>30/03/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4-01" calcext:value-type="date">
            <text:p>01/04/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3-31" calcext:value-type="date">
            <text:p>31/03/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4-02" calcext:value-type="date">
            <text:p>02/04/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4-01" calcext:value-type="date">
            <text:p>01/04/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4-03" calcext:value-type="date">
            <text:p>03/04/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4-02" calcext:value-type="date">
            <text:p>02/04/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4-06" calcext:value-type="date">
            <text:p>06/04/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4-03" calcext:value-type="date">
            <text:p>03/04/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4-07" calcext:value-type="date">
            <text:p>07/04/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4-06" calcext:value-type="date">
            <text:p>06/04/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4-08" calcext:value-type="date">
            <text:p>08/04/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4-07" calcext:value-type="date">
            <text:p>07/04/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4-09" calcext:value-type="date">
            <text:p>09/04/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4-08" calcext:value-type="date">
            <text:p>08/04/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4-10" calcext:value-type="date">
            <text:p>10/04/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table:style-name="ce5" office:value-type="date" office:date-value="2015-04-09" calcext:value-type="date">
            <text:p>09/04/15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string" calcext:value-type="string">
            <text:p>Thursday</text:p>
          </table:table-cell>
          <table:table-cell table:style-name="ce13" office:value-type="string" calcext:value-type="string">
            <text:p>LEAVE (Half Leave) : Rental Agreement</text:p>
          </table:table-cell>
          <table:table-cell table:number-columns-repeated="7"/>
        </table:table-row>
        <table:table-row table:style-name="ro1">
          <table:table-cell office:value-type="date" office:date-value="2015-04-13" calcext:value-type="date">
            <text:p>13/04/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4-10" calcext:value-type="date">
            <text:p>10/04/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4-14" calcext:value-type="date">
            <text:p>14/04/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4-13" calcext:value-type="date">
            <text:p>13/04/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4-15" calcext:value-type="date">
            <text:p>15/04/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4-14" calcext:value-type="date">
            <text:p>14/04/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4-16" calcext:value-type="date">
            <text:p>16/04/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4-15" calcext:value-type="date">
            <text:p>15/04/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4-17" calcext:value-type="date">
            <text:p>17/04/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office:value-type="date" office:date-value="2015-04-16" calcext:value-type="date">
            <text:p>16/04/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4-20" calcext:value-type="date">
            <text:p>20/04/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4-17" calcext:value-type="date">
            <text:p>17/04/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6"/>
          <table:table-cell table:style-name="ce4"/>
        </table:table-row>
        <table:table-row table:style-name="ro1">
          <table:table-cell table:style-name="ce5" office:value-type="date" office:date-value="2015-04-21" calcext:value-type="date">
            <text:p>21/04/15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string" calcext:value-type="string">
            <text:p>Tuesday</text:p>
          </table:table-cell>
          <table:table-cell table:style-name="ce13" office:value-type="string" calcext:value-type="string">
            <text:p>LEAVE : project practice</text:p>
          </table:table-cell>
          <table:table-cell table:number-columns-repeated="7"/>
          <table:table-cell office:value-type="date" office:date-value="2015-04-20" calcext:value-type="date">
            <text:p>20/04/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4-22" calcext:value-type="date">
            <text:p>22/04/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table:style-name="ce5" office:value-type="date" office:date-value="2015-04-21" calcext:value-type="date">
            <text:p>21/04/15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string" calcext:value-type="string">
            <text:p>Tuesday</text:p>
          </table:table-cell>
          <table:table-cell table:style-name="ce13" office:value-type="string" calcext:value-type="string">
            <text:p>LEAVE : project practice</text:p>
          </table:table-cell>
          <table:table-cell table:number-columns-repeated="7"/>
        </table:table-row>
        <table:table-row table:style-name="ro1">
          <table:table-cell office:value-type="date" office:date-value="2015-04-23" calcext:value-type="date">
            <text:p>23/04/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4-22" calcext:value-type="date">
            <text:p>22/04/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4-24" calcext:value-type="date">
            <text:p>24/04/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4-23" calcext:value-type="date">
            <text:p>23/04/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table:style-name="ce5" office:value-type="date" office:date-value="2015-04-27" calcext:value-type="date">
            <text:p>27/04/15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string" calcext:value-type="string">
            <text:p>Monday</text:p>
          </table:table-cell>
          <table:table-cell table:style-name="ce13" office:value-type="string" calcext:value-type="string">
            <text:p>LEAVE : project submission</text:p>
          </table:table-cell>
          <table:table-cell table:number-columns-repeated="7"/>
          <table:table-cell office:value-type="date" office:date-value="2015-04-24" calcext:value-type="date">
            <text:p>24/04/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4-28" calcext:value-type="date">
            <text:p>28/04/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table:style-name="ce5" office:value-type="date" office:date-value="2015-04-27" calcext:value-type="date">
            <text:p>27/04/15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string" calcext:value-type="string">
            <text:p>Monday</text:p>
          </table:table-cell>
          <table:table-cell table:style-name="ce13" office:value-type="string" calcext:value-type="string">
            <text:p>LEAVE : project submission</text:p>
          </table:table-cell>
          <table:table-cell table:number-columns-repeated="7"/>
        </table:table-row>
        <table:table-row table:style-name="ro1">
          <table:table-cell office:value-type="date" office:date-value="2015-04-29" calcext:value-type="date">
            <text:p>29/04/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table:style-name="ce5" office:value-type="date" office:date-value="2015-04-28" calcext:value-type="date">
            <text:p>28/04/15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string" calcext:value-type="string">
            <text:p>Tuesday</text:p>
          </table:table-cell>
          <table:table-cell table:style-name="ce19" office:value-type="string" calcext:value-type="string">
            <text:p>LEAVE : College Project Issue</text:p>
          </table:table-cell>
          <table:table-cell table:number-columns-repeated="7"/>
        </table:table-row>
        <table:table-row table:style-name="ro1">
          <table:table-cell office:value-type="date" office:date-value="2015-04-30" calcext:value-type="date">
            <text:p>30/04/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4-29" calcext:value-type="date">
            <text:p>29/04/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5-01" calcext:value-type="date">
            <text:p>01/05/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4-30" calcext:value-type="date">
            <text:p>30/04/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5-04" calcext:value-type="date">
            <text:p>04/05/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5-01" calcext:value-type="date">
            <text:p>01/05/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5-05" calcext:value-type="date">
            <text:p>05/05/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5-04" calcext:value-type="date">
            <text:p>04/05/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5-05" calcext:value-type="date">
            <text:p>05/05/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5-07" calcext:value-type="date">
            <text:p>07/05/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5-06" calcext:value-type="date">
            <text:p>06/05/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5-08" calcext:value-type="date">
            <text:p>08/05/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5-07" calcext:value-type="date">
            <text:p>07/05/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5-09" calcext:value-type="date">
            <text:p>09/05/15</text:p>
          </table:table-cell>
          <table:table-cell office:value-type="float" office:value="38" calcext:value-type="float">
            <text:p>38</text:p>
          </table:table-cell>
          <table:table-cell table:style-name="ce14" office:value-type="string" calcext:value-type="string">
            <text:p>Saturday</text:p>
          </table:table-cell>
          <table:table-cell office:value-type="string" calcext:value-type="string">
            <text:p>WD : ZPL</text:p>
          </table:table-cell>
          <table:table-cell table:number-columns-repeated="7"/>
          <table:table-cell office:value-type="date" office:date-value="2015-05-08" calcext:value-type="date">
            <text:p>08/05/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5-10" calcext:value-type="date">
            <text:p>10/05/15</text:p>
          </table:table-cell>
          <table:table-cell office:value-type="float" office:value="39" calcext:value-type="float">
            <text:p>39</text:p>
          </table:table-cell>
          <table:table-cell table:style-name="ce14" office:value-type="string" calcext:value-type="string">
            <text:p>Sunday</text:p>
          </table:table-cell>
          <table:table-cell office:value-type="string" calcext:value-type="string">
            <text:p>WD : ZPL</text:p>
          </table:table-cell>
          <table:table-cell table:number-columns-repeated="7"/>
          <table:table-cell office:value-type="date" office:date-value="2015-05-09" calcext:value-type="date">
            <text:p>09/05/15</text:p>
          </table:table-cell>
          <table:table-cell office:value-type="float" office:value="37" calcext:value-type="float">
            <text:p>37</text:p>
          </table:table-cell>
          <table:table-cell table:style-name="ce14" office:value-type="string" calcext:value-type="string">
            <text:p>Satur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5-11" calcext:value-type="date">
            <text:p>11/05/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5-10" calcext:value-type="date">
            <text:p>10/05/15</text:p>
          </table:table-cell>
          <table:table-cell office:value-type="float" office:value="38" calcext:value-type="float">
            <text:p>38</text:p>
          </table:table-cell>
          <table:table-cell table:style-name="ce14" office:value-type="string" calcext:value-type="string">
            <text:p>Sun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5-12" calcext:value-type="date">
            <text:p>12/05/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5-11" calcext:value-type="date">
            <text:p>11/05/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5-13" calcext:value-type="date">
            <text:p>13/05/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5-12" calcext:value-type="date">
            <text:p>12/05/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5-14" calcext:value-type="date">
            <text:p>14/05/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5-13" calcext:value-type="date">
            <text:p>13/05/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5-15" calcext:value-type="date">
            <text:p>15/05/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5-14" calcext:value-type="date">
            <text:p>14/05/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5-16" calcext:value-type="date">
            <text:p>16/05/15</text:p>
          </table:table-cell>
          <table:table-cell office:value-type="float" office:value="45" calcext:value-type="float">
            <text:p>45</text:p>
          </table:table-cell>
          <table:table-cell table:style-name="ce14" office:value-type="string" calcext:value-type="string">
            <text:p>Saturday</text:p>
          </table:table-cell>
          <table:table-cell office:value-type="string" calcext:value-type="string">
            <text:p>WD : ZPL</text:p>
          </table:table-cell>
          <table:table-cell table:number-columns-repeated="7"/>
          <table:table-cell office:value-type="date" office:date-value="2015-05-15" calcext:value-type="date">
            <text:p>15/05/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5-17" calcext:value-type="date">
            <text:p>17/05/15</text:p>
          </table:table-cell>
          <table:table-cell office:value-type="float" office:value="46" calcext:value-type="float">
            <text:p>46</text:p>
          </table:table-cell>
          <table:table-cell table:style-name="ce14" office:value-type="string" calcext:value-type="string">
            <text:p>Sunday</text:p>
          </table:table-cell>
          <table:table-cell office:value-type="string" calcext:value-type="string">
            <text:p>WD : ZPL</text:p>
          </table:table-cell>
          <table:table-cell table:number-columns-repeated="7"/>
          <table:table-cell office:value-type="date" office:date-value="2015-05-16" calcext:value-type="date">
            <text:p>16/05/15</text:p>
          </table:table-cell>
          <table:table-cell office:value-type="float" office:value="44" calcext:value-type="float">
            <text:p>44</text:p>
          </table:table-cell>
          <table:table-cell table:style-name="ce14" office:value-type="string" calcext:value-type="string">
            <text:p>Satur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5-18" calcext:value-type="date">
            <text:p>18/05/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5-17" calcext:value-type="date">
            <text:p>17/05/15</text:p>
          </table:table-cell>
          <table:table-cell office:value-type="float" office:value="45" calcext:value-type="float">
            <text:p>45</text:p>
          </table:table-cell>
          <table:table-cell table:style-name="ce14" office:value-type="string" calcext:value-type="string">
            <text:p>Sun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5-19" calcext:value-type="date">
            <text:p>19/05/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5-18" calcext:value-type="date">
            <text:p>18/05/1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5-22" calcext:value-type="date">
            <text:p>22/05/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5-19" calcext:value-type="date">
            <text:p>19/05/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5-23" calcext:value-type="date">
            <text:p>23/05/15</text:p>
          </table:table-cell>
          <table:table-cell office:value-type="float" office:value="50" calcext:value-type="float">
            <text:p>50</text:p>
          </table:table-cell>
          <table:table-cell table:style-name="ce14" office:value-type="string" calcext:value-type="string">
            <text:p>Saturday</text:p>
          </table:table-cell>
          <table:table-cell office:value-type="string" calcext:value-type="string">
            <text:p>WD </text:p>
          </table:table-cell>
          <table:table-cell table:number-columns-repeated="7"/>
          <table:table-cell office:value-type="date" office:date-value="2015-05-22" calcext:value-type="date">
            <text:p>22/05/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5-25" calcext:value-type="date">
            <text:p>25/05/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5-23" calcext:value-type="date">
            <text:p>23/05/15</text:p>
          </table:table-cell>
          <table:table-cell office:value-type="float" office:value="49" calcext:value-type="float">
            <text:p>49</text:p>
          </table:table-cell>
          <table:table-cell table:style-name="ce14" office:value-type="string" calcext:value-type="string">
            <text:p>Satur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table:style-name="ce5" office:value-type="date" office:date-value="2015-05-26" calcext:value-type="date">
            <text:p>26/05/15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string" calcext:value-type="string">
            <text:p>Tuesday</text:p>
          </table:table-cell>
          <table:table-cell table:style-name="ce13" office:value-type="string" calcext:value-type="string">
            <text:p>LEAVE : poor health</text:p>
          </table:table-cell>
          <table:table-cell table:number-columns-repeated="7"/>
          <table:table-cell office:value-type="date" office:date-value="2015-05-25" calcext:value-type="date">
            <text:p>25/05/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5-27" calcext:value-type="date">
            <text:p>27/05/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5-26" calcext:value-type="date">
            <text:p>26/05/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5-28" calcext:value-type="date">
            <text:p>28/05/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5-27" calcext:value-type="date">
            <text:p>27/05/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5-29" calcext:value-type="date">
            <text:p>29/05/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5-28" calcext:value-type="date">
            <text:p>28/05/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6-01" calcext:value-type="date">
            <text:p>01/06/1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5-29" calcext:value-type="date">
            <text:p>29/05/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6-02" calcext:value-type="date">
            <text:p>02/06/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6-01" calcext:value-type="date">
            <text:p>01/06/1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6-03" calcext:value-type="date">
            <text:p>03/06/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6-02" calcext:value-type="date">
            <text:p>02/06/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6-04" calcext:value-type="date">
            <text:p>04/06/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6-03" calcext:value-type="date">
            <text:p>03/06/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6-05" calcext:value-type="date">
            <text:p>05/06/1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6-04" calcext:value-type="date">
            <text:p>04/06/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6-08" calcext:value-type="date">
            <text:p>08/06/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table:style-name="ce5" office:value-type="date" office:date-value="2015-06-05" calcext:value-type="date">
            <text:p>05/06/15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string" calcext:value-type="string">
            <text:p>Friday</text:p>
          </table:table-cell>
          <table:table-cell table:style-name="ce13" office:value-type="string" calcext:value-type="string">
            <text:p>LEAVE : Personal reason</text:p>
          </table:table-cell>
          <table:table-cell table:number-columns-repeated="7"/>
        </table:table-row>
        <table:table-row table:style-name="ro1">
          <table:table-cell office:value-type="date" office:date-value="2015-06-09" calcext:value-type="date">
            <text:p>09/06/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table:style-name="ce5" office:value-type="date" office:date-value="2015-06-08" calcext:value-type="date">
            <text:p>08/06/15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string" calcext:value-type="string">
            <text:p>Monday</text:p>
          </table:table-cell>
          <table:table-cell table:style-name="ce13" office:value-type="string" calcext:value-type="string">
            <text:p>LEAVE : Personal reason</text:p>
          </table:table-cell>
          <table:table-cell table:number-columns-repeated="7"/>
        </table:table-row>
        <table:table-row table:style-name="ro1">
          <table:table-cell office:value-type="date" office:date-value="2015-06-10" calcext:value-type="date">
            <text:p>10/06/1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6-09" calcext:value-type="date">
            <text:p>09/06/1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6-11" calcext:value-type="date">
            <text:p>11/06/1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6-10" calcext:value-type="date">
            <text:p>10/06/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6-12" calcext:value-type="date">
            <text:p>12/06/1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6-11" calcext:value-type="date">
            <text:p>11/06/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6-15" calcext:value-type="date">
            <text:p>15/06/1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6-12" calcext:value-type="date">
            <text:p>12/06/1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6-16" calcext:value-type="date">
            <text:p>16/06/1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6-15" calcext:value-type="date">
            <text:p>15/06/1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6-17" calcext:value-type="date">
            <text:p>17/06/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6-16" calcext:value-type="date">
            <text:p>16/06/1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6-18" calcext:value-type="date">
            <text:p>18/06/1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6-17" calcext:value-type="date">
            <text:p>17/06/1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6-19" calcext:value-type="date">
            <text:p>19/06/1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6-18" calcext:value-type="date">
            <text:p>18/06/1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6-19" calcext:value-type="date">
            <text:p>19/06/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6-23" calcext:value-type="date">
            <text:p>23/06/1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6-22" calcext:value-type="date">
            <text:p>22/06/1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6-24" calcext:value-type="date">
            <text:p>24/06/1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6-23" calcext:value-type="date">
            <text:p>23/06/1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6-24" calcext:value-type="date">
            <text:p>24/06/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6-25" calcext:value-type="date">
            <text:p>25/06/1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6-29" calcext:value-type="date">
            <text:p>29/06/1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6-26" calcext:value-type="date">
            <text:p>26/06/1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6-30" calcext:value-type="date">
            <text:p>30/06/1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6-29" calcext:value-type="date">
            <text:p>29/06/1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7-01" calcext:value-type="date">
            <text:p>01/07/1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6-30" calcext:value-type="date">
            <text:p>30/06/1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7-01" calcext:value-type="date">
            <text:p>01/07/1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7-02" calcext:value-type="date">
            <text:p>02/07/1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7-03" calcext:value-type="date">
            <text:p>03/07/1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7-07" calcext:value-type="date">
            <text:p>07/07/1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7-06" calcext:value-type="date">
            <text:p>06/07/1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7-07" calcext:value-type="date">
            <text:p>07/07/1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table:style-name="ce6" office:value-type="date" office:date-value="2015-07-09" calcext:value-type="date">
            <text:p>09/07/1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7-08" calcext:value-type="date">
            <text:p>08/07/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7-10" calcext:value-type="date">
            <text:p>10/07/1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7-09" calcext:value-type="date">
            <text:p>09/07/1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7-13" calcext:value-type="date">
            <text:p>13/07/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7-10" calcext:value-type="date">
            <text:p>10/07/1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7-14" calcext:value-type="date">
            <text:p>14/07/1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7-13" calcext:value-type="date">
            <text:p>13/07/1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7-15" calcext:value-type="date">
            <text:p>15/07/1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7-14" calcext:value-type="date">
            <text:p>14/07/1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7-16" calcext:value-type="date">
            <text:p>16/07/1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7-15" calcext:value-type="date">
            <text:p>15/07/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7-17" calcext:value-type="date">
            <text:p>17/07/1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7-16" calcext:value-type="date">
            <text:p>16/07/1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7-20" calcext:value-type="date">
            <text:p>20/07/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7-17" calcext:value-type="date">
            <text:p>17/07/1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7-21" calcext:value-type="date">
            <text:p>21/07/1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7-20" calcext:value-type="date">
            <text:p>20/07/1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7-22" calcext:value-type="date">
            <text:p>22/07/1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7-21" calcext:value-type="date">
            <text:p>21/07/1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7-23" calcext:value-type="date">
            <text:p>23/07/1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7-22" calcext:value-type="date">
            <text:p>22/07/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7-24" calcext:value-type="date">
            <text:p>24/07/1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7-23" calcext:value-type="date">
            <text:p>23/07/1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7-27" calcext:value-type="date">
            <text:p>27/07/1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7-24" calcext:value-type="date">
            <text:p>24/07/1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table:style-name="ce5" office:value-type="date" office:date-value="2015-07-28" calcext:value-type="date">
            <text:p>28/07/15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string" calcext:value-type="string">
            <text:p>Tuesday</text:p>
          </table:table-cell>
          <table:table-cell table:style-name="ce13" office:value-type="string" calcext:value-type="string">
            <text:p>LEAVE : due to rain</text:p>
          </table:table-cell>
          <table:table-cell table:number-columns-repeated="7"/>
          <table:table-cell office:value-type="date" office:date-value="2015-07-27" calcext:value-type="date">
            <text:p>27/07/1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7-29" calcext:value-type="date">
            <text:p>29/07/1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7-28" calcext:value-type="date">
            <text:p>28/07/1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7-30" calcext:value-type="date">
            <text:p>30/07/1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7-29" calcext:value-type="date">
            <text:p>29/07/1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7-31" calcext:value-type="date">
            <text:p>31/07/1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7-30" calcext:value-type="date">
            <text:p>30/07/1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8-03" calcext:value-type="date">
            <text:p>03/08/1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7-31" calcext:value-type="date">
            <text:p>31/07/1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8-04" calcext:value-type="date">
            <text:p>04/08/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8-03" calcext:value-type="date">
            <text:p>03/08/1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8-05" calcext:value-type="date">
            <text:p>05/08/1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8-04" calcext:value-type="date">
            <text:p>04/08/1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8-06" calcext:value-type="date">
            <text:p>06/08/1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8-05" calcext:value-type="date">
            <text:p>05/08/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8-07" calcext:value-type="date">
            <text:p>07/08/1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8-06" calcext:value-type="date">
            <text:p>06/08/1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8-10" calcext:value-type="date">
            <text:p>10/08/1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8-07" calcext:value-type="date">
            <text:p>07/08/1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8-11" calcext:value-type="date">
            <text:p>11/08/1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table:style-name="ce5" office:value-type="date" office:date-value="2015-08-10" calcext:value-type="date">
            <text:p>10/08/15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string" calcext:value-type="string">
            <text:p>Monday</text:p>
          </table:table-cell>
          <table:table-cell table:style-name="ce13" office:value-type="string" calcext:value-type="string">
            <text:p>LEAVE : Medical Imergency</text:p>
          </table:table-cell>
          <table:table-cell table:number-columns-repeated="7"/>
        </table:table-row>
        <table:table-row table:style-name="ro1">
          <table:table-cell office:value-type="date" office:date-value="2015-08-12" calcext:value-type="date">
            <text:p>12/08/15</text:p>
          </table:table-cell>
          <table:table-cell table:style-name="ce11" office:value-type="float" office:value="106" calcext:value-type="float">
            <text:p>106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8-11" calcext:value-type="date">
            <text:p>11/08/15</text:p>
          </table:table-cell>
          <table:table-cell table:style-name="ce11" office:value-type="float" office:value="103" calcext:value-type="float">
            <text:p>103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8-13" calcext:value-type="date">
            <text:p>13/08/15</text:p>
          </table:table-cell>
          <table:table-cell table:style-name="ce11" office:value-type="float" office:value="107" calcext:value-type="float">
            <text:p>107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8-12" calcext:value-type="date">
            <text:p>12/08/15</text:p>
          </table:table-cell>
          <table:table-cell table:style-name="ce11" office:value-type="float" office:value="104" calcext:value-type="float">
            <text:p>10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8-14" calcext:value-type="date">
            <text:p>14/08/15</text:p>
          </table:table-cell>
          <table:table-cell table:style-name="ce11" office:value-type="float" office:value="108" calcext:value-type="float">
            <text:p>108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8-13" calcext:value-type="date">
            <text:p>13/08/15</text:p>
          </table:table-cell>
          <table:table-cell table:style-name="ce11" office:value-type="float" office:value="105" calcext:value-type="float">
            <text:p>105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8-17" calcext:value-type="date">
            <text:p>17/08/15</text:p>
          </table:table-cell>
          <table:table-cell table:style-name="ce11" office:value-type="float" office:value="109" calcext:value-type="float">
            <text:p>109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8-14" calcext:value-type="date">
            <text:p>14/08/15</text:p>
          </table:table-cell>
          <table:table-cell table:style-name="ce11" office:value-type="float" office:value="106" calcext:value-type="float">
            <text:p>106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8-18" calcext:value-type="date">
            <text:p>18/08/15</text:p>
          </table:table-cell>
          <table:table-cell table:style-name="ce11" office:value-type="float" office:value="110" calcext:value-type="float">
            <text:p>110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8-17" calcext:value-type="date">
            <text:p>17/08/15</text:p>
          </table:table-cell>
          <table:table-cell table:style-name="ce11" office:value-type="float" office:value="107" calcext:value-type="float">
            <text:p>107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8-19" calcext:value-type="date">
            <text:p>19/08/15</text:p>
          </table:table-cell>
          <table:table-cell table:style-name="ce11" office:value-type="float" office:value="111" calcext:value-type="float">
            <text:p>111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8-18" calcext:value-type="date">
            <text:p>18/08/15</text:p>
          </table:table-cell>
          <table:table-cell table:style-name="ce11" office:value-type="float" office:value="108" calcext:value-type="float">
            <text:p>108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8-20" calcext:value-type="date">
            <text:p>20/08/15</text:p>
          </table:table-cell>
          <table:table-cell table:style-name="ce11" office:value-type="float" office:value="112" calcext:value-type="float">
            <text:p>112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8-19" calcext:value-type="date">
            <text:p>19/08/15</text:p>
          </table:table-cell>
          <table:table-cell table:style-name="ce11" office:value-type="float" office:value="109" calcext:value-type="float">
            <text:p>109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8-21" calcext:value-type="date">
            <text:p>21/08/15</text:p>
          </table:table-cell>
          <table:table-cell table:style-name="ce11" office:value-type="float" office:value="113" calcext:value-type="float">
            <text:p>11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8-20" calcext:value-type="date">
            <text:p>20/08/15</text:p>
          </table:table-cell>
          <table:table-cell table:style-name="ce11" office:value-type="float" office:value="110" calcext:value-type="float">
            <text:p>110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office:value-type="date" office:date-value="2015-08-24" calcext:value-type="date">
            <text:p>24/08/15</text:p>
          </table:table-cell>
          <table:table-cell table:style-name="ce11" office:value-type="float" office:value="114" calcext:value-type="float">
            <text:p>11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  <table:table-cell office:value-type="date" office:date-value="2015-08-21" calcext:value-type="date">
            <text:p>21/08/15</text:p>
          </table:table-cell>
          <table:table-cell table:style-name="ce11" office:value-type="float" office:value="111" calcext:value-type="float">
            <text:p>111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2"/>
          <table:table-cell table:number-columns-repeated="9"/>
          <table:table-cell office:value-type="date" office:date-value="2015-08-24" calcext:value-type="date">
            <text:p>24/08/15</text:p>
          </table:table-cell>
          <table:table-cell table:style-name="ce11" office:value-type="float" office:value="112" calcext:value-type="float">
            <text:p>112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7"/>
        </table:table-row>
        <table:table-row table:style-name="ro1" table:number-rows-repeated="4">
          <table:table-cell table:style-name="Default"/>
          <table:table-cell table:style-name="ce12"/>
          <table:table-cell table:number-columns-repeated="9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table-cell table:style-name="ce12"/>
          <table:table-cell table:number-columns-repeated="8"/>
          <table:table-cell table:style-name="Default" table:number-columns-repeated="3"/>
          <table:table-cell table:number-columns-repeated="7"/>
          <table:table-cell table:style-name="Default"/>
          <table:table-cell/>
        </table:table-row>
        <table:table-row table:style-name="ro1">
          <table:table-cell table:style-name="Default"/>
          <table:table-cell table:style-name="ce12"/>
          <table:table-cell table:number-columns-repeated="8"/>
          <table:table-cell table:style-name="ce18" table:number-columns-spanned="3" table:number-rows-spanned="1"/>
          <table:covered-table-cell table:number-columns-repeated="2" table:style-name="Default"/>
          <table:table-cell table:number-columns-repeated="7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00/00/0000</text:date>, <text:time style:data-style-name="N2" text:time-value="09:31:27.6579344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6T10:54:52.311941431</meta:creation-date>
    <dc:date>2015-08-24T09:33:14.627128578</dc:date>
    <meta:editing-duration>PT1H7M3S</meta:editing-duration>
    <meta:editing-cycles>80</meta:editing-cycles>
    <meta:generator>LibreOffice/4.2.7.2$Linux_X86_64 LibreOffice_project/420m0$Build-2</meta:generator>
    <meta:document-statistic meta:table-count="1" meta:cell-count="961" meta:object-count="0"/>
  </office:meta>
</office:document-meta>
</file>